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5.5cm" svg:height="2cm" svg:x="2.5cm" svg:y="5cm">
          <text:p text:style-name="P1"><text:span text:style-name="T1">Output “Please enter temperature in Fahrenhei</text:span>t”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9.6cm" svg:y1="4.1cm" svg:x2="10.25cm" svg:y2="5cm" draw:start-shape="id1" draw:start-glue-point="6" draw:end-shape="id2" draw:end-glue-point="5" svg:d="M9600 4100v451h650v449" svg:viewBox="0 0 651 901">
          <text:p/>
        </draw:connector>
        <draw:custom-shape draw:style-name="gr1" draw:text-style-name="P2" xml:id="id3" draw:id="id3" draw:layer="layout" svg:width="12cm" svg:height="1.7cm" svg:x="2.9cm" svg:y="8cm">
          <text:p text:style-name="P2"><text:span text:style-name="T1">Input Fahrenhei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10.25cm" svg:y1="7cm" svg:x2="8.9cm" svg:y2="8cm" draw:start-shape="id2" draw:start-glue-point="8" draw:end-shape="id3" draw:end-glue-point="5" svg:d="M10250 7000v501h-1350v499" svg:viewBox="0 0 1351 1001">
          <text:p/>
        </draw:connector>
        <draw:custom-shape draw:style-name="gr1" draw:text-style-name="P1" xml:id="id4" draw:id="id4" draw:layer="layout" svg:width="12.9cm" svg:height="3.6cm" svg:x="3cm" svg:y="11cm">
          <text:p text:style-name="P1">Process ←centigrade=(Fahrenheit-32)*(5/9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8.9cm" svg:y1="9.7cm" svg:x2="9.45cm" svg:y2="11cm" draw:start-shape="id3" draw:start-glue-point="8" draw:end-shape="id4" svg:d="M8900 9700v651h550v649" svg:viewBox="0 0 551 1301">
          <text:p/>
        </draw:connector>
        <draw:custom-shape draw:style-name="gr1" draw:text-style-name="P3" xml:id="id5" draw:id="id5" draw:layer="layout" svg:width="15.7cm" svg:height="3cm" svg:x="2.1cm" svg:y="15.9cm">
          <text:p text:style-name="P3"><text:span text:style-name="T2">Output “ Equivalent temperature is x centigrade”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" draw:text-style-name="P1" xml:id="id1" draw:id="id1" draw:layer="layout" svg:width="8.2cm" svg:height="2.6cm" svg:x="5.5cm" svg:y="1.5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45cm" svg:y1="14.6cm" svg:x2="11.52cm" svg:y2="15.9cm" draw:start-shape="id4" draw:start-glue-point="6" draw:end-shape="id5" draw:end-glue-point="4" svg:d="M9450 14600v651h2070v649" svg:viewBox="0 0 2071 1301">
          <text:p/>
        </draw:connector>
        <draw:custom-shape draw:style-name="gr1" draw:text-style-name="P1" xml:id="id6" draw:id="id6" draw:layer="layout" svg:width="7.3cm" svg:height="2.8cm" svg:x="5.8cm" svg:y="20.3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" draw:text-style-name="P1" draw:layer="layout" svg:x1="9.95cm" svg:y1="18.9cm" svg:x2="9.45cm" svg:y2="20.3cm" draw:start-shape="id5" draw:start-glue-point="8" draw:end-shape="id6" draw:end-glue-point="4" svg:d="M9950 18900v701h-500v699" svg:viewBox="0 0 501 14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6T10:27:44.943000000</meta:creation-date>
    <dc:date>2014-09-16T11:01:23.282000000</dc:date>
    <meta:editing-duration>PT3M17S</meta:editing-duration>
    <meta:editing-cycles>1</meta:editing-cycles>
    <meta:document-statistic meta:object-count="11"/>
    <meta:generator>LibreOffice/4.2.5.2$Windows_x86 LibreOffice_project/61cb170a04bb1f12e77c884eab9192be736ec5f5</meta:generator>
  </office:meta>
</office:document-meta>
</file>